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677" officeooo:paragraph-rsid="000fb677"/>
    </style:style>
    <style:style style:name="P2" style:family="paragraph" style:parent-style-name="Standard">
      <style:text-properties officeooo:rsid="000ff232" officeooo:paragraph-rsid="0011fedb"/>
    </style:style>
    <style:style style:name="P3" style:family="paragraph" style:parent-style-name="Standard">
      <style:text-properties fo:font-weight="bold" officeooo:rsid="00132565" officeooo:paragraph-rsid="00132565" style:font-weight-asian="bold" style:font-weight-complex="bold"/>
    </style:style>
    <style:style style:name="P4" style:family="paragraph" style:parent-style-name="Standard">
      <style:text-properties fo:font-weight="bold" officeooo:rsid="0015be34" officeooo:paragraph-rsid="0015be34" style:font-weight-asian="bold" style:font-weight-complex="bold"/>
    </style:style>
    <style:style style:name="P5" style:family="paragraph" style:parent-style-name="Standard">
      <style:text-properties fo:font-weight="bold" officeooo:rsid="00181365" officeooo:paragraph-rsid="0018318c" style:font-weight-asian="bold" style:font-weight-complex="bold"/>
    </style:style>
    <style:style style:name="P6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7" style:family="paragraph" style:parent-style-name="Standard">
      <style:text-properties fo:font-weight="bold" officeooo:rsid="00165c7a" officeooo:paragraph-rsid="00165c7a" style:font-weight-asian="bold" style:font-weight-complex="bold"/>
    </style:style>
    <style:style style:name="P8" style:family="paragraph" style:parent-style-name="Standard">
      <style:text-properties fo:font-weight="bold" officeooo:rsid="0018318c" officeooo:paragraph-rsid="0018318c" style:font-weight-asian="bold" style:font-weight-complex="bold"/>
    </style:style>
    <style:style style:name="P9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10" style:family="paragraph" style:parent-style-name="Standard">
      <style:text-properties fo:font-weight="bold" officeooo:rsid="002186a2" officeooo:paragraph-rsid="002186a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fb677" officeooo:paragraph-rsid="000fb677" fo:background-color="#ffff00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32565" officeooo:paragraph-rsid="00132565"/>
    </style:style>
    <style:style style:name="P13" style:family="paragraph" style:parent-style-name="Standard">
      <style:text-properties officeooo:rsid="001485a1" officeooo:paragraph-rsid="001485a1"/>
    </style:style>
    <style:style style:name="P14" style:family="paragraph" style:parent-style-name="Standard">
      <style:text-properties fo:font-weight="normal" officeooo:rsid="00165c7a" officeooo:paragraph-rsid="00165c7a" style:font-weight-asian="normal" style:font-weight-complex="normal"/>
    </style:style>
    <style:style style:name="P15" style:family="paragraph" style:parent-style-name="Standard">
      <style:text-properties fo:font-weight="normal" officeooo:rsid="0018e1de" officeooo:paragraph-rsid="0018e1de" style:font-weight-asian="normal" style:font-weight-complex="normal"/>
    </style:style>
    <style:style style:name="P16" style:family="paragraph" style:parent-style-name="Standard">
      <style:text-properties fo:font-weight="normal" officeooo:rsid="0018318c" officeooo:paragraph-rsid="0018318c" style:font-weight-asian="normal" style:font-weight-complex="normal"/>
    </style:style>
    <style:style style:name="P17" style:family="paragraph" style:parent-style-name="Standard">
      <style:text-properties fo:font-weight="normal" officeooo:rsid="00181365" officeooo:paragraph-rsid="0018318c" style:font-weight-asian="normal" style:font-weight-complex="normal"/>
    </style:style>
    <style:style style:name="P18" style:family="paragraph" style:parent-style-name="Standard">
      <style:text-properties fo:font-size="8pt" fo:font-weight="normal" officeooo:rsid="0018e1de" officeooo:paragraph-rsid="0018e1de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20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21" style:family="paragraph" style:parent-style-name="Standard">
      <style:text-properties fo:font-weight="bold" officeooo:rsid="00220bbf" officeooo:paragraph-rsid="00220bbf" style:font-weight-asian="bold" style:font-weight-complex="bold"/>
    </style:style>
    <style:style style:name="P22" style:family="paragraph" style:parent-style-name="Standard">
      <style:text-properties fo:font-weight="bold" officeooo:rsid="00244ad9" officeooo:paragraph-rsid="00244ad9" style:font-weight-asian="bold" style:font-weight-complex="bold"/>
    </style:style>
    <style:style style:name="P23" style:family="paragraph" style:parent-style-name="Standard">
      <style:text-properties fo:font-weight="normal" officeooo:rsid="002186a2" officeooo:paragraph-rsid="00220bbf" style:font-weight-asian="normal" style:font-weight-complex="normal"/>
    </style:style>
    <style:style style:name="P24" style:family="paragraph" style:parent-style-name="Standard">
      <style:text-properties fo:font-weight="normal" officeooo:rsid="00220bbf" officeooo:paragraph-rsid="00220bbf" style:font-weight-asian="normal" style:font-weight-complex="normal"/>
    </style:style>
    <style:style style:name="P25" style:family="paragraph" style:parent-style-name="Standard">
      <style:text-properties fo:font-weight="normal" officeooo:rsid="0024c514" officeooo:paragraph-rsid="0024c514" style:font-weight-asian="normal" style:font-weight-complex="normal"/>
    </style:style>
    <style:style style:name="P26" style:family="paragraph" style:parent-style-name="Standard">
      <style:text-properties fo:font-weight="normal" officeooo:rsid="0024ff0f" officeooo:paragraph-rsid="0024ff0f" style:font-weight-asian="normal" style:font-weight-complex="normal"/>
    </style:style>
    <style:style style:name="P27" style:family="paragraph" style:parent-style-name="Standard">
      <style:text-properties fo:font-size="12pt" fo:font-weight="bold" officeooo:rsid="002394bd" officeooo:paragraph-rsid="002394bd" style:font-size-asian="12pt" style:font-weight-asian="bold" style:font-size-complex="12pt" style:font-weight-complex="bold"/>
    </style:style>
    <style:style style:name="T1" style:family="text">
      <style:text-properties officeooo:rsid="0011fe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18c" style:font-weight-asian="normal" style:font-weight-complex="normal"/>
    </style:style>
    <style:style style:name="T4" style:family="text">
      <style:text-properties officeooo:rsid="001bea1f"/>
    </style:style>
    <style:style style:name="T5" style:family="text">
      <style:text-properties officeooo:rsid="00220bb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0bbf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4c514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18e1de" style:font-size-asian="8pt" style:font-size-complex="8pt"/>
    </style:style>
    <style:style style:name="T12" style:family="text">
      <style:text-properties officeooo:rsid="0024f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enkins Master <text:span text:style-name="T1">Course:</text:span></text:p>
      <text:p text:style-name="P1"/>
      <text:p text:style-name="P2">new <text:span text:style-name="T1">pass</text:span>: <text:s/></text:p>
      <text:p text:style-name="P2">ODI3453dfgdmbr</text:p>
      <text:p text:style-name="P2"/>
      <text:p text:style-name="P3">To install:</text:p>
      <text:p text:style-name="P12">Centos 7</text:p>
      <text:p text:style-name="P12">Docker</text:p>
      <text:p text:style-name="P13">Docker compose. <text:a xlink:type="simple" xlink:href="https://www.digitalocean.com/community/tutorials/how-to-install-and-use-docker-compose-on-centos-7" text:style-name="Internet_20_link" text:visited-style-name="Visited_20_Internet_20_Link"><text:span text:style-name="T4">Use this manual</text:span></text:a></text:p>
      <text:p text:style-name="P13"/>
      <text:p text:style-name="P4">Docker commands:</text:p>
      <text:p text:style-name="P14">docker images</text:p>
      <text:p text:style-name="P14">docker info | grep -i root <text:s/>→ to k now where docker is saving the files</text:p>
      <text:p text:style-name="P14"><text:tab/>Docker Root Dir: /var/lib/docker</text:p>
      <text:p text:style-name="P7"/>
      <text:p text:style-name="P9">Path<text:span text:style-name="T2">: For the exercise:</text:span><text:span text:style-name="T2"/></text:p>
      <text:p text:style-name="P9"><text:span text:style-name="T2">/home/jenkins/jenkins-data/jenkins_home</text:span><text:span text:style-name="T2"/></text:p>
      <text:p text:style-name="P9"/>
      <text:p text:style-name="P9">Create the docker-compose.yaml:<text:span text:style-name="T2"> And store it at: /home/jenkins/jenkins-data/</text:span><text:span text:style-name="T2"/></text:p>
      <text:p text:style-name="P9"/>
      <text:p text:style-name="P15">docker_compose.yml</text:p>
      <text:p text:style-name="P18">version: '3'</text:p>
      <text:p text:style-name="P18">services:</text:p>
      <text:p text:style-name="P18"><text:s text:c="2"/>jenkins</text:p>
      <text:p text:style-name="P18"><text:s text:c="4"/>container_name: jenkins</text:p>
      <text:p text:style-name="P18"><text:s text:c="4"/>image: jenkins/jenkins</text:p>
      <text:p text:style-name="P18"><text:s text:c="4"/>ports:</text:p>
      <text:p text:style-name="P18"><text:s text:c="6"/>- "<text:span text:style-name="T9">9</text:span>080:8080"</text:p>
      <text:p text:style-name="P18"><text:s text:c="4"/>volumes:</text:p>
      <text:p text:style-name="P18"><text:s text:c="6"/>- "$PWD/jenkins_home:/var/jenkins_home"</text:p>
      <text:p text:style-name="P18"><text:s text:c="4"/>networks: </text:p>
      <text:p text:style-name="P18"><text:s text:c="6"/>- net</text:p>
      <text:p text:style-name="P18">networks:</text:p>
      <text:p text:style-name="P18"><text:s text:c="2"/>net:</text:p>
      <text:p text:style-name="P7"/>
      <text:p text:style-name="P5">Volumes:<text:span text:style-name="T2"> <text:s/>Into docker_compose.yml </text:span><text:span text:style-name="T3">to indicate where to permanent store our data we do:</text:span></text:p>
      <text:p text:style-name="P16"><text:s text:c="4"/>volumes:</text:p>
      <text:p text:style-name="P16"><text:s text:c="6"/>- "$PWD/jenkins_home:/var/jenkins_home"</text:p>
      <text:p text:style-name="P17"><text:s text:c="90"/></text:p>
      <text:p text:style-name="P16">$PWD/jenkins_home → <text:s/>is the local directory in our computer.</text:p>
      <text:p text:style-name="P8"/>
      <text:p text:style-name="P16">/var/jenkins_home → <text:s/>is where the container stores it’s data, and we lose it when we restart it.</text:p>
      <text:p text:style-name="P8"/>
      <text:p text:style-name="P6">Networks:<text:span text:style-name="T2"> We create the network “net” at the bottom of the file and we apply it under servi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<text:soft-page-break/>SOLVED PROBLEMS:</text:p>
      <text:p text:style-name="P23"><text:span text:style-name="T7">Problem:</text:span><text:span text:style-name="T5"> </text:span>The user jenkins can not run docker commands, take a look into it. </text:p>
      <text:p text:style-name="P24"><text:span text:style-name="T6">Solution</text:span>: The user was not in the docker group.</text:p>
      <text:p text:style-name="P24">Check the groups: cat /etc/groups</text:p>
      <text:p text:style-name="P24">Go to the user and run: <text:s/>groups <text:s/>→ it will display the group in which the user is.</text:p>
      <text:p text:style-name="P24">Add the user into the group:</text:p>
      <text:p text:style-name="P24"><text:tab/>sudo usermod -a -G docker jenkins</text:p>
      <text:p text:style-name="P24">We add the user jenkins into the already created docker group.</text:p>
      <text:p text:style-name="P24">Now jenkins can run docker commands.</text:p>
      <text:p text:style-name="P21"><text:span text:style-name="T2"/></text:p>
      <text:p text:style-name="P22">Problem<text:span text:style-name="T2">: When ran asdfasdf got this error: <text:s/></text:span><text:span text:style-name="T8">ERROR: yaml.scanner.ScannerError: mapping values are not allowed here</text:span></text:p>
      <text:p text:style-name="P22">Solution:<text:span text:style-name="T2"> <text:s/>Indentation problem in the yaml file, used chatgpt and solved.</text:span></text:p>
      <text:p text:style-name="P21"><text:span text:style-name="T2"/></text:p>
      <text:p text:style-name="P21"><text:span text:style-name="T2"/></text:p>
      <text:p text:style-name="P10">TO SOLVE:</text:p>
      <text:p text:style-name="P25">After running docker-compose up -d is creating the container but timing out the http</text:p>
      <text:p text:style-name="P25">I’ve changed the port 8080 to 9080, <text:span text:style-name="T11"><text:s/>"</text:span><text:span text:style-name="T10">9</text:span><text:span text:style-name="T11">080:8080" </text:span><text:span text:style-name="T12">but didn’t worked.</text:span></text:p>
      <text:p text:style-name="P25"/>
      <text:p text:style-name="P26">commands used:</text:p>
      <text:p text:style-name="P26">docker-compose up -d <text:s text:c="5"/>→ <text:s/>to spin up the jenkins container</text:p>
      <text:p text:style-name="P26">docker container ls -a <text:s/>→ to see all containers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0T14:23:38.665363790</meta:creation-date>
    <dc:date>2023-03-23T15:37:35.885745857</dc:date>
    <dc:creator>sdfgsdfg sdfgsdfgsd</dc:creator>
    <meta:editing-duration>PT5H30M51S</meta:editing-duration>
    <meta:editing-cycles>23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52" meta:word-count="284" meta:character-count="1967" meta:non-whitespace-character-count="1570"/>
  </office:meta>
</office:document-meta>
</file>